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Museo 500" svg:font-family="'Museo 500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useo 500" officeooo:rsid="0011ce59" officeooo:paragraph-rsid="0011ce59"/>
    </style:style>
    <style:style style:name="P2" style:family="paragraph" style:parent-style-name="Standard">
      <style:paragraph-properties fo:text-align="center" style:justify-single-word="false"/>
      <style:text-properties style:font-name="Museo 500" fo:font-size="28pt" fo:font-weight="bold" officeooo:rsid="0011ce59" officeooo:paragraph-rsid="0011ce59" style:font-size-asian="28pt" style:font-weight-asian="bold" style:font-size-complex="28pt" style:font-weight-complex="bold"/>
    </style:style>
    <style:style style:name="P3" style:family="paragraph" style:parent-style-name="Standard">
      <style:text-properties style:font-name="Museo 500" fo:font-size="10pt" style:text-underline-style="solid" style:text-underline-width="auto" style:text-underline-color="font-color" officeooo:rsid="0011ce59" officeooo:paragraph-rsid="0011ce59" style:font-size-asian="10pt" style:font-size-complex="10pt"/>
    </style:style>
    <style:style style:name="P4" style:family="paragraph" style:parent-style-name="Standard">
      <style:text-properties style:font-name="Museo 500" fo:font-size="10pt" officeooo:rsid="0011ce59" officeooo:paragraph-rsid="0011ce59" style:font-size-asian="10pt" style:font-size-complex="10pt"/>
    </style:style>
    <style:style style:name="P5" style:family="paragraph" style:parent-style-name="Standard">
      <style:text-properties fo:font-size="10pt" officeooo:paragraph-rsid="0012c782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c782"/>
    </style:style>
    <style:style style:name="T3" style:family="text">
      <style:text-properties style:font-name="Museo 500" officeooo:rsid="0011ce59"/>
    </style:style>
    <style:style style:name="T4" style:family="text">
      <style:text-properties style:font-name="Museo 500" officeooo:rsid="0012c7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ègles du</text:span> Glougloursin</text:p>
      <text:p text:style-name="P1"/>
      <text:p text:style-name="P3">But du jeu</text:p>
      <text:p text:style-name="P4"/>
      <text:p text:style-name="P4"><text:tab/>Texte explicatif.</text:p>
      <text:p text:style-name="P4"/>
      <text:p text:style-name="P4"/>
      <text:p text:style-name="P3">Comment jouer</text:p>
      <text:p text:style-name="P4"/>
      <text:p text:style-name="P4"><text:tab/>Texte explicatif.</text:p>
      <text:p text:style-name="P4"/>
      <text:p text:style-name="P4"/>
      <text:p text:style-name="P3">Liste des pouvoirs</text:p>
      <text:p text:style-name="P4"/>
      <text:p text:style-name="P4">Cases à effet immédiat :</text:p>
      <text:p text:style-name="P4"/>
      <text:p text:style-name="P4"><text:tab/>Caravane :</text:p>
      <text:p text:style-name="P4"><text:tab/>La Peste :</text:p>
      <text:p text:style-name="P4"><text:tab/>Succube :</text:p>
      <text:p text:style-name="P4"><text:tab/>1 vs 1/2 :</text:p>
      <text:p text:style-name="P4"><text:tab/>Trêve :</text:p>
      <text:p text:style-name="P4"><text:tab/>Bombe :</text:p>
      <text:p text:style-name="P4"><text:tab/>Cupidon :</text:p>
      <text:p text:style-name="P4"><text:tab/>Plan à 3 :</text:p>
      <text:p text:style-name="P4"><text:tab/>Cœur brisé :</text:p>
      <text:p text:style-name="P4"><text:tab/>Bouclier :</text:p>
      <text:p text:style-name="P4"/>
      <text:p text:style-name="P4">Cases « Upgrade » :</text:p>
      <text:p text:style-name="P4"/>
      <text:p text:style-name="P4"><text:tab/><text:span text:style-name="T2">|1| Casabonita : Persuasion, permet de forcer légalement le choix d’un joueur.</text:span></text:p>
      <text:p text:style-name="P5"><text:span text:style-name="T3"><text:tab/></text:span><text:span text:style-name="T4">|2| Casanova : Double dés, autorise le lancer d’un second dé à son tour.</text:span></text:p>
      <text:p text:style-name="P5"><text:span text:style-name="T3"><text:tab/></text:span><text:span text:style-name="T4">|3| Cazeneuve : Inversion, inverse pour le tour les cases blanches et noires.</text:span></text:p>
      <text:p text:style-name="P5"><text:span text:style-name="T3"><text:tab/></text:span><text:span text:style-name="T4">|4| Case à vin : Les cases touchées par le dé sont toutes prises en compte.</text:span></text:p>
      <text:p text:style-name="P5"><text:span text:style-name="T3"><text:tab/></text:span><text:span text:style-name="T4">|5| Case-noisette : Miroir, dévie toute attaque vers un autre joueur de son choix.</text:span></text:p>
      <text:p text:style-name="P5"><text:span text:style-name="T3"><text:tab/></text:span><text:span text:style-name="T4">|6| Coup fourré : Lancer 2 dés, la somme est un stock personnel de gorgées à distribu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Museo 500" svg:font-family="'Museo 500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30T13:28:56.300000000</meta:creation-date>
    <meta:generator>LibreOffice/6.3.4.2$Windows_X86_64 LibreOffice_project/60da17e045e08f1793c57c00ba83cdfce946d0aa</meta:generator>
    <dc:date>2020-05-30T13:46:10.708000000</dc:date>
    <meta:editing-duration>PT16M8S</meta:editing-duration>
    <meta:editing-cycles>2</meta:editing-cycles>
    <meta:document-statistic meta:table-count="0" meta:image-count="0" meta:object-count="0" meta:page-count="1" meta:paragraph-count="24" meta:word-count="137" meta:character-count="724" meta:non-whitespace-character-count="593"/>
  </office:meta>
</office:document-meta>
</file>